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normal">
      <style:text-properties style:font-name="Cambria" fo:font-size="12pt" style:font-name-asian="Cambria1" style:font-size-asian="12pt" style:font-name-complex="Cambria1" style:font-size-complex="12pt" fo:background-color="#ffffff"/>
    </style:style>
    <style:style style:name="P2" style:family="paragraph" style:parent-style-name="normal" style:master-page-name="Standard">
      <style:paragraph-properties style:page-number="1"/>
    </style:style>
    <style:style style:name="T1" style:family="text">
      <style:text-properties style:font-name="Cambria" fo:font-size="12pt" style:font-name-asian="Cambria1" style:font-size-asian="12pt" style:font-name-complex="Cambria1" style:font-size-complex="12pt" fo:background-color="#ffffff"/>
    </style:style>
    <style:style style:name="T2" style:family="text">
      <style:text-properties style:font-name="Cambria" fo:font-size="12pt" fo:font-weight="bold" style:font-name-asian="Cambria1" style:font-size-asian="12pt" style:font-weight-asian="bold" style:font-name-complex="Cambria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Haltiin kväänisentteri/Familieleir</text:span></text:p>
      <text:p text:style-name="normal"><text:span text:style-name="T1">Oversatt til kvensk: Kainun institutti - Kvensk institutt 04.02.2016</text:span></text:p>
      <text:p text:style-name="P1"/>
      <text:p text:style-name="P1"/>
      <text:p text:style-name="normal"><text:span text:style-name="T2">Peretleiri 1.-3. aprillikuuta 2016</text:span></text:p>
      <text:p text:style-name="normal"/>
      <text:p text:style-name="normal"><text:span text:style-name="T1">Haltiin kväänisentteri kuttuu peretleirile 1.-3. aprillikuuta. Leirin piethään Punasenristinhuonheessa Kaivuonon Pirttavaarassa.</text:span></text:p>
      <text:p text:style-name="normal"><text:span text:style-name="T1">Peretleirilä aijoma lujittaat</text:span><text:bookmark text:name="_GoBack"/><text:span text:style-name="T1"> ja stimuleerata sekä kväänin ja meänkielen pittoo. Samala lapsiperheet kummalaki puolen rajjaa päästhään kohattelemhaan. «Meän Kulttuurikehto/Vår Kulturvagga» Kalixista oon myötä yhtheistyössä, ja Daniel Särkijärvi tullee kans. Ja piian met näjemä taas sen meänkieltä puhhuuvan «papegojan»?</text:span></text:p>
      <text:p text:style-name="normal"/>
      <text:p text:style-name="normal"><text:span text:style-name="T1">Viikonlopusta tullee soma; Viikonlopun aikana met valittemma yhen muisteluksen ja freistaama hoksata kuinka saatama visualiseeraata sen. Met grillaama ulkona, saunoma ja kylvemä kuohusaunassa. Met opastumma paikalisheen kulttuurhiin, ruokhaan ja laulhuin, ja tehemä paljon muutaki sommaa. </text:span></text:p>
      <text:p text:style-name="normal"/>
      <text:p text:style-name="normal"><text:span text:style-name="T1">Meilä oon muutampi nukkumaloma, mutta usheimat nukuthaan laattiila yhtheislomassa. Anna meile tion jos tarvittetta oman loman, niin met freistaama oornata sen. Ota myötä lakanan ja sänkyvaattheet/nukkumapuusin. Ota kans myötä uimakamppheet ja hantuukin jos aijot saunoot.</text:span></text:p>
      <text:p text:style-name="normal"/>
      <text:p text:style-name="normal"><text:span text:style-name="T1">Sie saatat olla myötä, yöttyyt ja syä ilman, ei maksa mithään. Kieltä ei tarvitte osata ennen!</text:span></text:p>
      <text:p text:style-name="normal"/>
      <text:p text:style-name="normal"><text:span text:style-name="T1">Ilmoita ittesti myötä tänne: Haltiin kväänisentteri (Halti Kvenkultursenter IKS), e-posti: kvenkultursenter@haltinh.no tahi tlf 775 88 280. Fristi oon 1. marsikuuta.</text:span></text:p>
      <text:p text:style-name="normal"/>
      <text:p text:style-name="normal"><text:span text:style-name="T1">Yöpaikkoi oon tyhä vissi määrä, ja «ensimäinen myllylä»-prinsippi jällää (jos joku halluu oll myötä tyhä päivälä, niin seki passaa).</text:span></text:p>
      <text:p text:style-name="normal"/>
      <text:p text:style-name="normal"><text:span text:style-name="T1">Tule sieki myötä! Meilä tullee olemhaan soma viikonloppu kaunhiissa Kaivuonossa!</text:span></text:p>
      <text:p text:style-name="normal"/>
      <text:p text:style-name="normal"/>
      <text:p text:style-name="normal"/>
      <text:p text:style-name="normal"><text:span text:style-name="T2">Familieleir 1.-3. april 2016</text:span></text:p>
      <text:p text:style-name="normal"/>
      <text:p text:style-name="normal"><text:soft-page-break/><text:span text:style-name="T1">Halti kvenkultursenter IKS inviterer til familieleir 1.- 3. april på Rødekorshuset i Birtavarre i Kåfjord. </text:span></text:p>
      <text:p text:style-name="normal"><text:span text:style-name="T1">Formålet med familieleiren er å styrke og stimulere til bruk av språkene kvensk og meänkieli, samt skape nettverk mellom barnefamiliene på tvers av landegrensene. Vi samarbeider med «Meän Kulttuurikehto/Vår Kulturvagga» i Kalix; Daniel Särkijärvi kommer og kanskje får vi et gjensyn med den meänkielisnakkende «papegojan»?</text:span></text:p>
      <text:p text:style-name="normal"/>
      <text:p text:style-name="normal"><text:span text:style-name="T1">Det blir en morsom helg; Vi tar utgangspunkt i et kvensk eventyr, og finner ulike måter å visualisere eventyret på i løpet av helga. Det blir utetid med grilling, bassengbesøk med badstu og boblebad, formidling av lokal kultur, mat, sang og mye hygge.</text:span></text:p>
      <text:p text:style-name="normal"/>
      <text:p text:style-name="normal"><text:span text:style-name="T1">Det er noen soverom, men de fleste sover på madrasser i fellesrom. Gi beskjed om akkurat du/dere har behov for eget rom, så skal vi prøve å tilrettelegge så godt vi kan. <text:s/>Ta med laken og sengeklær/sovepose. <text:s/>Ta også med badeklær og håndduk om du vil være med i basseng.</text:span></text:p>
      <text:p text:style-name="normal"/>
      <text:p text:style-name="normal"><text:span text:style-name="T1">Deltakelse, overnatting og mat er gratis og man behøver ingen språklige forkunnskaper for å delta!</text:span></text:p>
      <text:p text:style-name="normal"/>
      <text:p text:style-name="normal"><text:span text:style-name="T1">Påmelding til Halti Kvenkultursenter IKS på kvenkultursenter@haltinh.no eller tlf 775 88 280 innen 1. mars.</text:span></text:p>
      <text:p text:style-name="normal"><text:span text:style-name="T1">Det er begrenset antall plasser for overnatting og «først til mølla»-prinsippet <text:s/>gjelder (men de som ønsker kan delta kun på dagtid). </text:span></text:p>
      <text:p text:style-name="normal"/>
      <text:p text:style-name="normal"><text:span text:style-name="T1">Bli med på en artig helg i vakre Kåfjord!</text:span></text:p>
      <text:p text:style-name="normal"/>
      <text:p text:style-name="normal"/>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nb" fo:country="NO" style:letter-kerning="false" style:font-name-asian="Arial1" style:font-size-asian="11pt" style:language-asian="nb" style:country-asian="NO"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nb" fo:country="NO" style:letter-kerning="false" style:font-name-asian="Arial1" style:font-size-asian="11pt" style:language-asian="nb" style:country-asian="NO" style:font-name-complex="Arial1"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normal" style:next-style-name="normal" style:default-outline-level="1" style:list-style-name=""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2" style:list-style-name=""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3" style:list-style-name="" style:class="text">
      <style:paragraph-properties fo:margin-top="0.564cm" fo:margin-bottom="0.141cm" loext:contextual-spacing="true" fo:keep-together="always" fo:keep-with-next="always"/>
      <style:text-properties fo:color="#434343" fo:font-size="14pt" style:font-size-asian="14pt" style:font-size-complex="14pt"/>
    </style:style>
    <style:style style:name="Heading_20_4" style:display-name="Heading 4" style:family="paragraph" style:parent-style-name="normal" style:next-style-name="normal" style:default-outline-level="4" style:list-style-name="" style:class="text">
      <style:paragraph-properties fo:margin-top="0.494cm" fo:margin-bottom="0.141cm" loext:contextual-spacing="true"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5" style:list-style-name="" style:class="text">
      <style:paragraph-properties fo:margin-top="0.423cm" fo:margin-bottom="0.141cm" loext:contextual-spacing="true" fo:keep-together="always" fo:keep-with-next="always"/>
      <style:text-properties fo:color="#666666"/>
    </style:style>
    <style:style style:name="Heading_20_6" style:display-name="Heading 6" style:family="paragraph" style:parent-style-name="normal" style:next-style-name="normal" style:default-outline-level="6" style:list-style-name="" style:class="text">
      <style:paragraph-properties fo:margin-top="0.423cm" fo:margin-bottom="0.141cm" loext:contextual-spacing="true" fo:keep-together="always" fo:keep-with-next="always"/>
      <style:text-properties fo:color="#666666" fo:font-style="italic" style:font-style-asian="italic"/>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Title" style:family="paragraph" style:parent-style-name="normal" style:next-style-name="normal" style:default-outline-level="" style:class="chapter">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tru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Merknadstekst_20_Tegn" style:display-name="Merknadstekst Tegn" style:family="text" style:parent-style-name="Default_20_Paragraph_20_Font">
      <style:text-properties fo:font-size="12pt" style:font-size-asian="12pt"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Bobletekst_20_Tegn" style:display-name="Bobletekst Teg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Pirjo Paavalniemi</dc:creator>
    <meta:editing-cycles>4</meta:editing-cycles>
    <meta:creation-date>2016-02-04T14:31:00</meta:creation-date>
    <dc:date>2016-02-04T15:13:00</dc:date>
    <meta:editing-duration>PT15M</meta:editing-duration>
    <meta:generator>LibreOffice/6.4.6.2$Linux_X86_64 LibreOffice_project/40$Build-2</meta:generator>
    <meta:document-statistic meta:table-count="0" meta:image-count="0" meta:object-count="0" meta:page-count="2" meta:paragraph-count="20" meta:word-count="416" meta:character-count="2972" meta:non-whitespace-character-count="2570"/>
    <meta:user-defined meta:name="AppVersion">14.0000</meta:user-defined>
    <meta:user-defined meta:name="Company">Kainun institutti - 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